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1550000007E5B55DA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automatic-styles>
    <style:style style:name="Tabelle4" style:family="table">
      <style:table-properties style:width="16.999cm" table:align="margins" style:writing-mode="lr-tb"/>
    </style:style>
    <style:style style:name="Tabelle4.A" style:family="table-column">
      <style:table-column-properties style:column-width="8.498cm" style:rel-column-width="32767*"/>
    </style:style>
    <style:style style:name="Tabelle4.B" style:family="table-column">
      <style:table-column-properties style:column-width="8.5cm" style:rel-column-width="32768*"/>
    </style:style>
    <style:style style:name="Tabelle4.A1" style:family="table-cell">
      <style:table-cell-properties fo:padding="0.22cm" fo:border-left="0.002cm solid #000000" fo:border-right="none" fo:border-top="0.002cm solid #000000" fo:border-bottom="0.002cm solid #000000"/>
    </style:style>
    <style:style style:name="Tabelle4.B1" style:family="table-cell">
      <style:table-cell-properties fo:padding="0.22cm" fo:border="0.002cm solid #000000"/>
    </style:style>
    <style:style style:name="Tabelle4.A2" style:family="table-cell">
      <style:table-cell-properties fo:padding="0.22cm" fo:border-left="0.002cm solid #000000" fo:border-right="none" fo:border-top="none" fo:border-bottom="0.002cm solid #000000"/>
    </style:style>
    <style:style style:name="Tabelle4.B2" style:family="table-cell">
      <style:table-cell-properties fo:padding="0.22cm" fo:border-left="0.002cm solid #000000" fo:border-right="0.002cm solid #000000" fo:border-top="none" fo:border-bottom="0.002cm solid #000000"/>
    </style:style>
    <style:style style:name="Tabelle5" style:family="table">
      <style:table-properties style:width="16.512cm" fo:margin-left="0.159cm" fo:margin-right="0.328cm" table:align="margins" style:writing-mode="lr-tb"/>
    </style:style>
    <style:style style:name="Tabelle5.A" style:family="table-column">
      <style:table-column-properties style:column-width="1.189cm" style:rel-column-width="4719*"/>
    </style:style>
    <style:style style:name="Tabelle5.B" style:family="table-column">
      <style:table-column-properties style:column-width="2.517cm" style:rel-column-width="9992*"/>
    </style:style>
    <style:style style:name="Tabelle5.C" style:family="table-column">
      <style:table-column-properties style:column-width="2.214cm" style:rel-column-width="8787*"/>
    </style:style>
    <style:style style:name="Tabelle5.D" style:family="table-column">
      <style:table-column-properties style:column-width="2.715cm" style:rel-column-width="10776*"/>
    </style:style>
    <style:style style:name="Tabelle5.E" style:family="table-column">
      <style:table-column-properties style:column-width="4.189cm" style:rel-column-width="16630*"/>
    </style:style>
    <style:style style:name="Tabelle5.F" style:family="table-column">
      <style:table-column-properties style:column-width="3.687cm" style:rel-column-width="14631*"/>
    </style:style>
    <style:style style:name="Tabelle5.A1" style:family="table-cell">
      <style:table-cell-properties style:vertical-align="middle" fo:padding="0.22cm" fo:border-left="0.002cm solid #000000" fo:border-right="none" fo:border-top="0.002cm solid #000000" fo:border-bottom="0.002cm solid #000000"/>
    </style:style>
    <style:style style:name="Tabelle5.F1" style:family="table-cell">
      <style:table-cell-properties style:vertical-align="middle" fo:padding="0.22cm" fo:border="0.002cm solid #000000"/>
    </style:style>
    <style:style style:name="Tabelle5.A2" style:family="table-cell">
      <style:table-cell-properties style:vertical-align="top" fo:padding="0.22cm" fo:border-left="0.002cm solid #000000" fo:border-right="none" fo:border-top="none" fo:border-bottom="0.002cm solid #000000"/>
    </style:style>
    <style:style style:name="Tabelle5.F2" style:family="table-cell">
      <style:table-cell-properties style:vertical-align="top" fo:padding="0.22cm" fo:border-left="0.002cm solid #000000" fo:border-right="0.002cm solid #000000" fo:border-top="none" fo:border-bottom="0.002cm solid #000000"/>
    </style:style>
    <style:style style:name="Tabelle5.A5" style:family="table-cell" style:data-style-name="N0">
      <style:table-cell-properties style:vertical-align="bottom" fo:padding="0.22cm" fo:border-left="0.002cm solid #000000" fo:border-right="none" fo:border-top="none" fo:border-bottom="0.002cm solid #000000"/>
    </style:style>
    <style:style style:name="Tabelle5.B5" style:family="table-cell" style:data-style-name="N37">
      <style:table-cell-properties style:vertical-align="top" fo:padding="0.22cm" fo:border-left="0.002cm solid #000000" fo:border-right="none" fo:border-top="none" fo:border-bottom="0.002cm solid #000000"/>
    </style:style>
    <style:style style:name="Tabelle7" style:family="table">
      <style:table-properties style:width="16.999cm" table:align="margins"/>
    </style:style>
    <style:style style:name="Tabelle7.A" style:family="table-column">
      <style:table-column-properties style:column-width="5.666cm" style:rel-column-width="21845*"/>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may-break-between-rows="false"/>
    </style:style>
    <style:style style:name="Tabelle6.A" style:family="table-column">
      <style:table-column-properties style:column-width="6.581cm" style:rel-column-width="25374*"/>
    </style:style>
    <style:style style:name="Tabelle6.B" style:family="table-column">
      <style:table-column-properties style:column-width="10.418cm" style:rel-column-width="40161*"/>
    </style:style>
    <style:style style:name="Tabelle6.A1" style:family="table-cell">
      <style:table-cell-properties fo:padding="0.22cm" fo:border-left="0.002cm solid #000000" fo:border-right="none" fo:border-top="0.002cm solid #000000" fo:border-bottom="0.002cm solid #000000"/>
    </style:style>
    <style:style style:name="Tabelle6.B1" style:family="table-cell">
      <style:table-cell-properties fo:padding="0.22cm" fo:border="0.002cm solid #000000"/>
    </style:style>
    <style:style style:name="Tabelle6.A2" style:family="table-cell">
      <style:table-cell-properties fo:padding="0.22cm" fo:border-left="0.002cm solid #000000" fo:border-right="none" fo:border-top="none" fo:border-bottom="0.002cm solid #000000"/>
    </style:style>
    <style:style style:name="Tabelle6.B2" style:family="table-cell">
      <style:table-cell-properties fo:padding="0.22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2.833cm" style:rel-column-width="10922*"/>
    </style:style>
    <style:style style:name="Tabelle3.F" style:family="table-column">
      <style:table-column-properties style:column-width="2.835cm" style:rel-column-width="10925*"/>
    </style:style>
    <style:style style:name="Tabelle3.A1" style:family="table-cell">
      <style:table-cell-properties fo:padding="0.22cm" fo:border-left="0.002cm solid #000000" fo:border-right="none" fo:border-top="0.002cm solid #000000" fo:border-bottom="0.002cm solid #000000"/>
    </style:style>
    <style:style style:name="Tabelle3.F1" style:family="table-cell">
      <style:table-cell-properties fo:padding="0.22cm" fo:border="0.002cm solid #000000"/>
    </style:style>
    <style:style style:name="Tabelle3.A2" style:family="table-cell">
      <style:table-cell-properties fo:padding="0.22cm" fo:border-left="0.002cm solid #000000" fo:border-right="none" fo:border-top="none" fo:border-bottom="0.002cm solid #000000"/>
    </style:style>
    <style:style style:name="Tabelle3.F2" style:family="table-cell">
      <style:table-cell-properties fo:padding="0.22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5.055cm" style:rel-column-width="19491*"/>
    </style:style>
    <style:style style:name="Tabelle1.B" style:family="table-column">
      <style:table-column-properties style:column-width="11.943cm" style:rel-column-width="46044*"/>
    </style:style>
    <style:style style:name="Tabelle1.A1" style:family="table-cell">
      <style:table-cell-properties fo:padding="0.22cm" fo:border-left="0.002cm solid #000000" fo:border-right="none" fo:border-top="0.002cm solid #000000" fo:border-bottom="0.002cm solid #000000"/>
    </style:style>
    <style:style style:name="Tabelle1.B1" style:family="table-cell">
      <style:table-cell-properties fo:padding="0.22cm" fo:border="0.002cm solid #000000"/>
    </style:style>
    <style:style style:name="Tabelle1.A2" style:family="table-cell">
      <style:table-cell-properties fo:padding="0.22cm" fo:border-left="0.002cm solid #000000" fo:border-right="none" fo:border-top="none" fo:border-bottom="0.002cm solid #000000"/>
    </style:style>
    <style:style style:name="Tabelle1.B2" style:family="table-cell">
      <style:table-cell-properties fo:padding="0.22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055cm" style:rel-column-width="19491*"/>
    </style:style>
    <style:style style:name="Tabelle2.B" style:family="table-column">
      <style:table-column-properties style:column-width="11.943cm" style:rel-column-width="46044*"/>
    </style:style>
    <style:style style:name="Tabelle2.A1" style:family="table-cell">
      <style:table-cell-properties fo:padding="0.22cm" fo:border-left="0.002cm solid #000000" fo:border-right="none" fo:border-top="0.002cm solid #000000" fo:border-bottom="0.002cm solid #000000"/>
    </style:style>
    <style:style style:name="Tabelle2.B1" style:family="table-cell">
      <style:table-cell-properties fo:padding="0.22cm" fo:border="0.002cm solid #000000"/>
    </style:style>
    <style:style style:name="Tabelle2.A2" style:family="table-cell">
      <style:table-cell-properties fo:padding="0.22cm" fo:border-left="0.002cm solid #000000" fo:border-right="none" fo:border-top="none" fo:border-bottom="0.002cm solid #000000"/>
    </style:style>
    <style:style style:name="Tabelle2.B2" style:family="table-cell">
      <style:table-cell-properties fo:padding="0.22cm" fo:border-left="0.002cm solid #000000" fo:border-right="0.002cm solid #000000" fo:border-top="none" fo:border-bottom="0.002cm solid #000000"/>
    </style:style>
    <style:style style:name="P1" style:family="paragraph" style:parent-style-name="Dokumentinfos" style:master-page-name="">
      <style:paragraph-properties fo:margin-top="0.101cm" fo:margin-bottom="0.101cm" fo:background-color="transparent" fo:padding="0cm" fo:border="none" style:shadow="none">
        <style:background-image/>
      </style:paragraph-properties>
    </style:style>
    <style:style style:name="P2" style:family="paragraph" style:parent-style-name="Dokumentinfos">
      <style:paragraph-properties fo:margin-top="0.101cm" fo:margin-bottom="0.101cm" fo:background-color="transparent" fo:padding="0cm" fo:border="none" style:shadow="none">
        <style:background-image/>
      </style:paragraph-properties>
    </style:style>
    <style:style style:name="P3" style:family="paragraph" style:parent-style-name="Aenderungsverzeichnis">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list-style-name="L2"/>
    <style:style style:name="P11" style:family="paragraph" style:parent-style-name="Marginalia">
      <style:paragraph-properties fo:background-color="#c0c0c0">
        <style:background-image/>
      </style:paragraph-properties>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T1"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Projektname</text:title></text:p>
      <text:p text:style-name="Subtitle"><text:subject>Projekthandbuch</text:subject></text:p>
      <text:p text:style-name="Standard"/>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Projektbezeichnung</text:p>
            </table:table-cell>
            <table:table-cell table:style-name="Tabelle4.B1" office:value-type="string">
              <text:p text:style-name="P2"><text:title>Projektname</text:title></text:p>
            </table:table-cell>
          </table:table-row>
        </table:table-header-rows>
        <table:table-row>
          <table:table-cell table:style-name="Tabelle4.A2" office:value-type="string">
            <text:p text:style-name="P2">Verantwortlich AG</text:p>
          </table:table-cell>
          <table:table-cell table:style-name="Tabelle4.B2" office:value-type="string">
            <text:p text:style-name="P2"><text:bookmark-start text:name="1-1-TODO-VerantwortlichAG"/>?<text:bookmark-end text:name="1-1-TODO-VerantwortlichAG"/></text:p>
          </table:table-cell>
        </table:table-row>
        <table:table-row>
          <table:table-cell table:style-name="Tabelle4.A2" office:value-type="string">
            <text:p text:style-name="P2">Verantwortlich AN</text:p>
          </table:table-cell>
          <table:table-cell table:style-name="Tabelle4.B2" office:value-type="string">
            <text:p text:style-name="P2"><text:bookmark-start text:name="1-2-TODO-VerantwortlichAN"/>?<text:bookmark-end text:name="1-2-TODO-VerantwortlichAN"/></text:p>
          </table:table-cell>
        </table:table-row>
        <table:table-row>
          <table:table-cell table:style-name="Tabelle4.A2" office:value-type="string">
            <text:p text:style-name="P2">Autor</text:p>
          </table:table-cell>
          <table:table-cell table:style-name="Tabelle4.B2" office:value-type="string">
            <text:p text:style-name="P2"><text:bookmark-start text:name="1-3-TODO-Autor"/>?<text:bookmark-end text:name="1-3-TODO-Autor"/></text:p>
          </table:table-cell>
        </table:table-row>
        <table:table-row>
          <table:table-cell table:style-name="Tabelle4.A2" office:value-type="string">
            <text:p text:style-name="P2">Verteiler</text:p>
          </table:table-cell>
          <table:table-cell table:style-name="Tabelle4.B2" office:value-type="string">
            <text:p text:style-name="P2"><text:bookmark-start text:name="1-4-TODO-Verteiler"/>?<text:bookmark-end text:name="1-4-TODO-Verteiler"/></text:p>
          </table:table-cell>
        </table:table-row>
        <table:table-row>
          <table:table-cell table:style-name="Tabelle4.A2" office:value-type="string">
            <text:p text:style-name="P2">Erstellt am</text:p>
          </table:table-cell>
          <table:table-cell table:style-name="Tabelle4.B2" office:value-type="string">
            <text:p text:style-name="P2">tt.mm.yyyy</text:p>
          </table:table-cell>
        </table:table-row>
        <table:table-row>
          <table:table-cell table:style-name="Tabelle4.A2" office:value-type="string">
            <text:p text:style-name="P2">Status</text:p>
          </table:table-cell>
          <table:table-cell table:style-name="Tabelle4.B2" office:value-type="string">
            <text:p text:style-name="P2">in Bearbeitung ( )</text:p>
            <text:p text:style-name="P2">vorgelegt ()</text:p>
            <text:p text:style-name="P2">abgenommen ()</text:p>
          </table:table-cell>
        </table:table-row>
        <table:table-row>
          <table:table-cell table:style-name="Tabelle4.A2" office:value-type="string">
            <text:p text:style-name="P2">Zuletzt geändert</text:p>
          </table:table-cell>
          <table:table-cell table:style-name="Tabelle4.B2" office:value-type="string">
            <text:p text:style-name="P2"/>
          </table:table-cell>
        </table:table-row>
        <table:table-row>
          <table:table-cell table:style-name="Tabelle4.A2" office:value-type="string">
            <text:p text:style-name="P2">Dokumentablage</text:p>
          </table:table-cell>
          <table:table-cell table:style-name="Tabelle4.B2" office:value-type="string">
            <text:p text:style-name="P2"><text:file-name text:display="full"/></text:p>
          </table:table-cell>
        </table:table-row>
        <table:table-row>
          <table:table-cell table:style-name="Tabelle4.A2" office:value-type="string">
            <text:p text:style-name="P2">Version</text:p>
          </table:table-cell>
          <table:table-cell table:style-name="Tabelle4.B2" office:value-type="string">
            <text:p text:style-name="P2">1.<text:editing-cycles>2</text:editing-cycles></text:p>
          </table:table-cell>
        </table:table-row>
      </table:table>
      <text:p text:style-name="Standard"/>
      <text:p text:style-name="P3">Änderungsverzeichnis</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Heading">Nr.</text:p>
          </table:table-cell>
          <table:table-cell table:style-name="Tabelle5.A1" office:value-type="string">
            <text:p text:style-name="Table_20_Heading">Datum</text:p>
          </table:table-cell>
          <table:table-cell table:style-name="Tabelle5.A1" office:value-type="string">
            <text:p text:style-name="Table_20_Heading">Version</text:p>
          </table:table-cell>
          <table:table-cell table:style-name="Tabelle5.A1" office:value-type="string">
            <text:p text:style-name="Table_20_Heading">Kapitel</text:p>
          </table:table-cell>
          <table:table-cell table:style-name="Tabelle5.A1" office:value-type="string">
            <text:p text:style-name="Table_20_Heading">Bemerkung</text:p>
          </table:table-cell>
          <table:table-cell table:style-name="Tabelle5.F1" office:value-type="string">
            <text:p text:style-name="Table_20_Heading">Autor</text:p>
          </table:table-cell>
        </table:table-row>
        <table:table-row>
          <table:table-cell table:style-name="Tabelle5.A2" office:value-type="string">
            <text:p text:style-name="Table_20_Contents">1</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2" office:value-type="string">
            <text:p text:style-name="Table_20_Contents">2</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2" office:value-type="string">
            <text:p text:style-name="Table_20_Contents">3</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5" office:value-type="float" office:value="4">
            <text:p text:style-name="Table_20_Contents">4</text:p>
          </table:table-cell>
          <table:table-cell table:style-name="Tabelle5.B5" office:value-type="date">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Inhaltsverzeichnis</text:p>
          </text:index-title>
          <text:p text:style-name="P5">1 Einleitung<text:tab/>5</text:p>
          <text:p text:style-name="P6">1.1 Projektüberblick, Projektziele und Erfolgsfaktoren<text:tab/>5</text:p>
          <text:p text:style-name="P5">2 Projektspezifisches V-Modell<text:tab/>6</text:p>
          <text:p text:style-name="P5">3 Projektdurchführungsplan<text:tab/>7</text:p>
          <text:p text:style-name="P5">4 Mitwirkung und Beistellungen des Auftraggebers<text:tab/>8</text:p>
          <text:p text:style-name="P6">4.1 Teilnahme an Reviews und Projektbesprechungen<text:tab/>8</text:p>
          <text:p text:style-name="P6">4.2 Beistellungen des Auftraggebers<text:tab/>8</text:p>
          <text:p text:style-name="P5">5 Organisation und Vorgaben zum Projektmanagement<text:tab/>9</text:p>
          <text:p text:style-name="P6">5.1 Projektbeteiligte<text:tab/>9</text:p>
          <text:p text:style-name="P6">5.2 Projektorganisation<text:tab/>9</text:p>
          <text:p text:style-name="P6">5.3 Projektdokumentation<text:tab/>9</text:p>
          <text:p text:style-name="P7">5.3.1 Projektplan<text:tab/>9</text:p>
          <text:p text:style-name="P7">5.3.2 Feinspezifikation<text:tab/>10</text:p>
          <text:p text:style-name="P7">5.3.3 Administrationshandbuch<text:tab/>10</text:p>
          <text:p text:style-name="P5">6 Organisation und Vorgaben zum Risikomanagement<text:tab/>11</text:p>
          <text:p text:style-name="P6">6.1 Dokumentation der identifizierten Risiken und der geplanten Maßnahmen<text:tab/>11</text:p>
          <text:p text:style-name="P6">6.2 Risikoklassen<text:tab/>11</text:p>
          <text:p text:style-name="P6">6.3 Gegenmaßnahmen<text:tab/>12</text:p>
          <text:p text:style-name="P5">7 Organisation und Vorgaben zum Problem- und Änderungsmanagement<text:tab/>13</text:p>
          <text:p text:style-name="P6">7.1 Problem und Änderungsmeldungen<text:tab/>13</text:p>
          <text:p text:style-name="P7">7.1.1 Stati von Problemmeldungen und Änderungsanträgen<text:tab/>13</text:p>
          <text:p text:style-name="P6">7.2 Änderungssteuerungsgruppe <text:tab/>13</text:p>
          <text:p text:style-name="P7">7.2.1 Besetzung der Änderungssteuerungsgruppe<text:tab/>13</text:p>
          <text:p text:style-name="P7">7.2.2 Benachrichtigung bei Änderungen<text:tab/>13</text:p>
          <text:p text:style-name="P5">8 Organisation und Vorgaben zum Konfigurationsmanagement<text:tab/>14</text:p>
          <text:p text:style-name="P6">8.1 Ablagestruktur<text:tab/>14</text:p>
          <text:p text:style-name="P6">8.2 Zu verwaltende Produkte<text:tab/>14</text:p>
          <text:p text:style-name="P6">8.3 Bearbeitungszustände<text:tab/>14</text:p>
          <text:p text:style-name="P6">8.4 Datensicherung und Archivierung<text:tab/>15</text:p>
          <text:p text:style-name="P5">9 Organisation und Vorgaben zu Messung und Analyse<text:tab/>16</text:p>
          <text:p text:style-name="P6">9.1 Zu messende Projektziele<text:tab/>16</text:p>
          <text:p text:style-name="P6">9.2 Projektmetriken<text:tab/>16</text:p>
          <text:p text:style-name="P7">9.2.1 Zeitmetriken<text:tab/>16</text:p>
          <text:p text:style-name="P8">9.2.1.1Meilenstein-PLAN vs. IST<text:tab/>16</text:p>
          <text:p text:style-name="P6">9.3 Produktmetriken<text:tab/>16</text:p>
          <text:p text:style-name="P7">9.3.1 Qualitätsmetriken<text:tab/>16</text:p>
          <text:p text:style-name="P8">9.3.1.1WAIS Konformität<text:tab/>16</text:p>
          <text:p text:style-name="P7">9.3.2 JAVA Code Konventionen<text:tab/>16</text:p>
          <text:p text:style-name="P7">9.3.3 JSP Code Konventionen<text:tab/>17</text:p>
          <text:p text:style-name="P7">9.3.4 Performance<text:tab/>17</text:p>
          <text:p text:style-name="P7">9.3.5 Lastverhalten<text:tab/>17</text:p>
          <text:p text:style-name="P7">9.3.6 Anwenderzufriedenheit<text:tab/>17</text:p>
          <text:p text:style-name="P6">9.4 Messdatentypen<text:tab/>17</text:p>
          <text:p text:style-name="P6">9.5 Messwerkzeuge<text:tab/>17</text:p>
          <text:p text:style-name="P7">9.5.1 Jmeter<text:tab/>17</text:p>
          <text:p text:style-name="P7">9.5.2 CodeStyle<text:tab/>17</text:p>
          <text:p text:style-name="P7">9.5.3 Junit<text:tab/>18</text:p>
          <text:p text:style-name="P6">9.6 Ablagestruktur der Messdaten<text:tab/>18</text:p>
          <text:p text:style-name="P5">10 Organisation und Vorgaben zum Anforderungsmanagement<text:tab/>19</text:p>
          <text:p text:style-name="P6">10.1 Evaluation und Überarbeitung Lastenheft<text:tab/>19</text:p>
          <text:p text:style-name="P6">10.2 Gesamtsystemarchitektur erstellen<text:tab/>19</text:p>
          <text:p text:style-name="P6">10.3 Anwenderaufgaben analysieren<text:tab/>19</text:p>
          <text:p text:style-name="P7">10.3.1 Anwenderprofile erstellen<text:tab/>19</text:p>
          <text:p text:style-name="P7">10.3.2 Anwenderaufgaben erfassen<text:tab/>20</text:p>
          <text:p text:style-name="P8">10.3.2.1Grafische Visualisierung der Systemfunktionalität<text:tab/>20</text:p>
          <text:p text:style-name="P8">10.3.2.2Definition grundlegender Gestaltungsziele<text:tab/>20</text:p>
          <text:p text:style-name="P8">10.3.2.3Use Cases<text:tab/>20</text:p>
          <text:p text:style-name="P8">10.3.2.4Verfeinerung <text:tab/>20</text:p>
          <text:p text:style-name="P8">10.3.2.5Beschreibung der Dialoge<text:tab/>21</text:p>
          <text:p text:style-name="P5">11 Organisation und Vorgaben zur Systemerstellung<text:tab/>22</text:p>
          <text:p text:style-name="P6">11.1 Entwicklungsmethoden<text:tab/>22</text:p>
          <text:p text:style-name="P6">11.2 Entwicklungsumgebung<text:tab/>22</text:p>
          <text:p text:style-name="P6">11.3 Technologien<text:tab/>22</text:p>
          <text:p text:style-name="P5">12 Organisation und Vorgaben zur Systemsicherheit<text:tab/>23</text:p>
          <text:p text:style-name="P6">12.1 Handlungsvorgaben bei Systemsicherheitsrisiken<text:tab/>23</text:p>
          <text:p text:style-name="P6">12.2 Risikomindernde Maßnahmen<text:tab/>23</text:p>
          <text:p text:style-name="P6">12.3 Risiko Kommunikation<text:tab/>23</text:p>
          <text:p text:style-name="P5">13 Berichtswesen und Kommunikationswege<text:tab/>24</text:p>
          <text:p text:style-name="P6">13.1 Berichtsdokumente<text:tab/>24</text:p>
          <text:p text:style-name="P7">13.1.1 Besprechungsdokument<text:tab/>24</text:p>
          <text:p text:style-name="P7">13.1.2 Projektstatusbericht-AN<text:tab/>24</text:p>
          <text:p text:style-name="P8">13.1.2.1Häufigkeit des Projektstatusberichtes<text:tab/>24</text:p>
          <text:p text:style-name="P8">13.1.2.2Verteiler des Projektstatusberichtes<text:tab/>25</text:p>
          <text:p text:style-name="P7">13.1.3 QS-Bericht <text:tab/>25</text:p>
          <text:p text:style-name="P5">14 Abkürzungsverzeichnis<text:tab/>26</text:p>
          <text:p text:style-name="P5">15 Literaturverzeichnis<text:tab/>26</text:p>
          <text:p text:style-name="P5">16 Abbildungsverzeichnis<text:tab/>26</text:p>
        </text:index-body>
      </text:table-of-content>
      <text:p text:style-name="Standard"/>
      <text:h text:style-name="P9" text:outline-level="1">Einleitung</text:h>
      <text:p text:style-name="Standard">Das Projekthandbuch legt die für Management und Entwicklung notwendigen Anpassungen und Ausgestaltungen fest. Es ist Informationsquelle und Richtlinie für alle Projektbeteiligten.</text:p>
      <text:p text:style-name="Standard">Das Projekthandbuch beinhaltet </text:p>
      <text:list text:style-name="L2">
        <text:list-item>
          <text:p text:style-name="P10">eine Kurzbeschreibung des Projekts </text:p>
        </text:list-item>
        <text:list-item>
          <text:p text:style-name="P10">den grundlegenden Projektdurchführungsplan </text:p>
        </text:list-item>
        <text:list-item>
          <text:p text:style-name="P10">die notwendige und vereinbarte Unterstützung des Auftraggebers</text:p>
        </text:list-item>
        <text:list-item>
          <text:p text:style-name="P10">Organisation und Vorgaben für die Planung und Durchführung des Projekts </text:p>
        </text:list-item>
      </text:list>
      <text:p text:style-name="Standard">Im Projekthandbuch sind Häufigkeit und Notwendigkeit der Erzeugung weiterführender Produkte, die für die Planung und Durchführung des Projekts erforderlich sind festgelegt.</text:p>
      <text:p text:style-name="Marginalia">Optional: Das Projekthandbuch enthält die Beschreibung des <text:bookmark-start text:name="2-1-TODO-Tailoring-Ergebnis"/>Tailoring-Ergebnisses <text:bookmark-end text:name="2-1-TODO-Tailoring-Ergebnis"/></text:p>
      <text:h text:style-name="Heading_20_2" text:outline-level="2">Projektüberblick, Projektziele und Erfolgsfaktoren</text:h>
      <text:p text:style-name="Standard"><text:bookmark-start text:name="2-2-TODO-Projektueberblick"/>Das Projekt <text:title>Projektname</text:title> dient ...<text:bookmark-end text:name="2-2-TODO-Projektueberblick"/></text:p>
      <text:h text:style-name="P9" text:outline-level="1">Projektspezifisches V-Modell</text:h>
      <text:p text:style-name="Marginalia"><text:bookmark-start text:name="3-1-TODO_Projektspezifisches-Modell"/>Das V-Modell ist ein generischer Vorgehensstandard, der für ein konkretes Projekt angepasst und konkretisiert werden muss. Die zu verwendenden Vorgehensbausteine sowie die ausgewählten Projektdurchführungsstrategien sind hier dokumentiert. <text:bookmark-end text:name="3-1-TODO_Projektspezifisches-Modell"/></text:p>
      <text:h text:style-name="P9" text:outline-level="1">Projektdurchführungsplan</text:h>
      <text:p text:style-name="Standard">Im Projektdurchführungsplan sind der P<text:bookmark-start text:name="4-1-TODO-Projektdurchführungsplan"/>rojektanfang, das Projektende und alle Entscheidungspunkte während des Projekts einzuplanen<text:bookmark-end text:name="4-1-TODO-Projektdurchführungsplan"/>. Darüber hinaus werden weitere projektspezifische Meilensteine hier festgelegt, soweit diese für alle Projektbeteiligten relevant sind. Meilensteine, die nur projektintern relevant sind, sind im Projektplan dokumentiert. Im Projektplan wird auch die integrierte Planung gepflegt. Der Projektdurchführungsplan stellt nur eine Sicht auf die integrierte Planung im Projektplan dar.</text:p>
      <text:h text:style-name="P9" text:outline-level="1">Mitwirkung und Beistellungen des Auftraggebers</text:h>
      <text:p text:style-name="Standard">In diesem Abschnitt ist die Mitwirkung des Auftraggebers schriftlich festgelegt. </text:p>
      <text:h text:style-name="Heading_20_2" text:outline-level="2">Teilnahme an Reviews und Projektbesprechungen</text:h>
      <text:p text:style-name="Standard"><text:bookmark-start text:name="5-1-TODO-Reviews-Besprechungen-AG"/>Der Auftraggeber stellt im im Folgenden benannten Umfang Mitarbeiter für die Teilnahme an Reviews und Projektbesprechungen zur Verfügung.<text:bookmark-end text:name="5-1-TODO-Reviews-Besprechungen-AG"/></text:p>
      <text:h text:style-name="Heading_20_2" text:outline-level="2">Beistellungen des Auftraggebers</text:h>
      <text:p text:style-name="Standard"><text:bookmark-start text:name="5-2-TODO-Beistellungen-AG"/>In diesem Abschnitt werden die technischen Eigenschaften wie Spezifikationen und Schnittstellen sowie die Termine und sonstigen Konditionen festgehalten.<text:bookmark-end text:name="5-2-TODO-Beistellungen-AG"/></text:p>
      <text:h text:style-name="P9" text:outline-level="1">Organisation und Vorgaben zum Projektmanagement</text:h>
      <text:h text:style-name="Heading_20_2" text:outline-level="2">Projektbeteiligte</text:h>
      <text:p text:style-name="Standard">In diesem Abschnitt werden alle internen und externen Projektbeteiligten aufgeführt. Die verantwortlichen Ansprechpartner sind dabei namentlich zu benannt. Darüber hinaus werden die Schlüsselrollen wie Projektleiter, QS-Verantwortlicher und Systemarchitekt, namentlich benannt.t</text:p>
      <text:p text:style-name="Standard"/>
      <text:h text:style-name="Heading_20_2" text:outline-level="2">Projektorganisation</text:h>
      <text:p text:style-name="Standard">Hier ist die grundlegende Organisation und Durchführung der Zusammenarbeit zwischen allen Projektbeteiligten definiert. Dabei werden beispielsweise Besprechungen, das Vorgehen für Abstimmungsrunden, das Konfliktmanagement und die Eskalationsstrategie festgelegt und dokumentiert. </text:p>
      <text:p text:style-name="P11"><text:bookmark-start text:name="6-1-TODO-PM-Steuerungsmaßnahmen"/>Optional: Zusätzlich werden Schwellenwerte definiert, deren Überschreitung zur Einleitung von Steuerungsmaßnahmen führt. Ein Beispiel dafür ist die Überschreitung von Sollwerten für die Planung um mehr als 15%.<text:bookmark-end text:name="6-1-TODO-PM-Steuerungsmaßnahmen"/></text:p>
      <text:h text:style-name="Heading_20_2" text:outline-level="2">Projektdokumentation</text:h>
      <text:p text:style-name="Standard">In diesem Abschnitt ist festgelegt, welche Produkte im Rahmen des Projektmanagements zu erstellen sind (z.B. Projektplan, Arbeitsauftrag, ..) </text:p>
      <text:p text:style-name="P11"><text:bookmark-start text:name="6-2-TODO-Richtlinien-Projektdokumentation"/>Optional: Es wird festgelegt, nach welchen Methoden, Richtlinien und Standards diese Produkte auszuarbeiten sind und mit welchen Werkzeugen beziehungsweise Bestandteilen der Projektmanagement-Infrastruktur sie bearbeitet werden.</text:p>
      <text:p text:style-name="P11">Im folgenden können weitere im Projektkontext zu erstellenden Dokumente benannt werden</text:p>
      <text:p text:style-name="Standard"/>
      <text:h text:style-name="Heading_20_3" text:outline-level="3"><text:bookmark-end text:name="6-2-TODO-Richtlinien-Projektdokumentation"/>Projektplan</text:h>
      <text:p text:style-name="Standard">Die Projektplan enthält die integrierte Planung des Projektes.</text:p>
      <text:p text:style-name="Standard"/>
      <text:h text:style-name="Heading_20_3" text:outline-level="3">Feinspezifikation</text:h>
      <text:p text:style-name="Standard">Die Feinspezifikation enthält die genaue Beschreibung der zur erstellenden Lösung. Im Feinkonzept werden die aus dem Lstenheft detaillierten und in der Analyse verfeinerten Anforderungen in Form von eindeutig prüfbaren Anforderungspunkten beschrieben.</text:p>
      <text:p text:style-name="Standard"/>
      <text:h text:style-name="Heading_20_3" text:outline-level="3">Administrationshandbuch</text:h>
      <text:p text:style-name="Standard"/>
      <text:h text:style-name="P9" text:outline-level="1">Organisation und Vorgaben zum Risikomanagement</text:h>
      <text:p text:style-name="Standard">Damit die Einschätzungen der Risiken innerhalb des Projekts nach denselben Maßstäben erfolgen, wird das Risikomanagement in diesem Abschnitt ausgestaltet und konkretisiert. Es wird festgelegt, wann und nach welchen Kriterien Risiken in einer Risikoliste dokumentiert werden. </text:p>
      <text:p text:style-name="Standard">Dabei sind im Einzelnen die folgenden Punkte festgelegt:</text:p>
      <text:list text:style-name="L3">
        <text:list-item>
          <text:p text:style-name="P12">Risikoklassen zur Einstufung von Risiken</text:p>
        </text:list-item>
        <text:list-item>
          <text:p text:style-name="P12">Kriterien zur Risikoakzeptanz</text:p>
        </text:list-item>
        <text:list-item>
          <text:p text:style-name="P12">Eskalationsstufen basierend auf den definierten Risikoklassen, entsprechend den Vorgaben des Themas Organisation und Vorgaben zum Projektmanagement </text:p>
        </text:list-item>
        <text:list-item>
          <text:p text:style-name="P12">Verfahren für die Dokumentation der identifizierten Risiken und der geplanten Maßnahmen</text:p>
        </text:list-item>
        <text:list-item>
          <text:p text:style-name="P12">Zeitpunkte und Vorgehen bei der Risikoidentifizierung</text:p>
        </text:list-item>
        <text:list-item>
          <text:p text:style-name="P12">Zeitpunkte für die Neubewertung von Risiken</text:p>
        </text:list-item>
        <text:list-item>
          <text:p text:style-name="P12">Zeitpunkte und Verfahren für die Planung und Durchführung von Gegenmaßnahmen</text:p>
        </text:list-item>
      </text:list>
      <text:h text:style-name="Heading_20_2" text:outline-level="2">Dokumentation der identifizierten Risiken und der geplanten Maßnahmen</text:h>
      <text:p text:style-name="Standard">Die Dokumentation der identifizierten Risiken und der geplanten Maßnahmen wird in der Risikoliste durchgeführt.</text:p>
      <text:h text:style-name="Heading_20_2" text:outline-level="2">Risikoklassen</text:h>
      <text:p text:style-name="Standard"/>
      <table:table table:name="Tabelle7" table:style-name="Tabelle7">
        <table:table-column table:style-name="Tabelle7.A" table:number-columns-repeated="3"/>
        <table:table-header-rows>
          <table:table-row>
            <table:table-cell table:style-name="Tabelle7.A1" office:value-type="string">
              <text:p text:style-name="Table_20_Heading">Risikoklasse</text:p>
            </table:table-cell>
            <table:table-cell table:style-name="Tabelle7.A1" office:value-type="string">
              <text:p text:style-name="Table_20_Heading">Risikomaß </text:p>
            </table:table-cell>
            <table:table-cell table:style-name="Tabelle7.C1" office:value-type="string">
              <text:p text:style-name="Table_20_Heading">Eskalation</text:p>
            </table:table-cell>
          </table:table-row>
        </table:table-header-rows>
        <table:table-row>
          <table:table-cell table:style-name="Tabelle7.A2" office:value-type="string">
            <text:p text:style-name="Table_20_Contents">Tolerierbar</text:p>
          </table:table-cell>
          <table:table-cell table:style-name="Tabelle7.A2" office:value-type="string">
            <text:p text:style-name="Table_20_Contents">das Risikomaß ist geringer als 0,1% des Projektvolumens,</text:p>
          </table:table-cell>
          <table:table-cell table:style-name="Tabelle7.C2" office:value-type="string">
            <text:p text:style-name="Table_20_Contents">keine</text:p>
          </table:table-cell>
        </table:table-row>
        <table:table-row>
          <table:table-cell table:style-name="Tabelle7.A2" office:value-type="string">
            <text:p text:style-name="Table_20_Contents">Unerwünscht</text:p>
          </table:table-cell>
          <table:table-cell table:style-name="Tabelle7.A2" office:value-type="string">
            <text:p text:style-name="Table_20_Contents">das Risikomaß ist größer als 0,1% und geringer als 1% des Projektvolumens,</text:p>
          </table:table-cell>
          <table:table-cell table:style-name="Tabelle7.C2" office:value-type="string">
            <text:p text:style-name="Table_20_Contents">Eintrag in Risikoliste</text:p>
          </table:table-cell>
        </table:table-row>
        <table:table-row>
          <table:table-cell table:style-name="Tabelle7.A2" office:value-type="string">
            <text:p text:style-name="Table_20_Contents">Kritisch</text:p>
          </table:table-cell>
          <table:table-cell table:style-name="Tabelle7.A2" office:value-type="string">
            <text:p text:style-name="Table_20_Contents">das Risikomaß ist größer als 1% und geringer als 10% des Projektvolumens,</text:p>
          </table:table-cell>
          <table:table-cell table:style-name="Tabelle7.C2" office:value-type="string">
            <text:p text:style-name="Table_20_Contents">Eintrag in Risikoliste, Initiierung Planungsrunde</text:p>
          </table:table-cell>
        </table:table-row>
        <table:table-row>
          <table:table-cell table:style-name="Tabelle7.A2" office:value-type="string">
            <text:p text:style-name="Table_20_Contents">Katastrophal</text:p>
          </table:table-cell>
          <table:table-cell table:style-name="Tabelle7.A2" office:value-type="string">
            <text:p text:style-name="Table_20_Contents">das Risikomaß ist größer als 10% des Projektvolumens.</text:p>
          </table:table-cell>
          <table:table-cell table:style-name="Tabelle7.C2" office:value-type="string">
            <text:p text:style-name="Table_20_Contents">Erstellung Protokoll, Unmittelbare Information des Projektleiters</text:p>
          </table:table-cell>
        </table:table-row>
      </table:table>
      <text:p text:style-name="Standard"/>
      <text:h text:style-name="Heading_20_2" text:outline-level="2">Gegenmaßnahmen</text:h>
      <text:p text:style-name="Standard">Um auf die identifizierten Risiken reagieren zu können, bevor sie zu einem Problem für das Projekt werden, sind Gegenmaßnahmen und Verantwortliche zu definieren sowie Aufwand und Termine für die Umsetzung dieser Maßnahmen zu planen. Abhängig von der Risikoklasse sind in einer Planungsrunde folgende Entscheidungen zu treffen und entsprechende Maßnahmen zu plane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Table_20_Heading">Maßnahme</text:p>
            </table:table-cell>
            <table:table-cell table:style-name="Tabelle6.B1" office:value-type="string">
              <text:p text:style-name="Table_20_Heading">Bemerkung</text:p>
            </table:table-cell>
          </table:table-row>
        </table:table-header-rows>
        <table:table-row>
          <table:table-cell table:style-name="Tabelle6.A2" office:value-type="string">
            <text:p text:style-name="Table_20_Contents">Risiko vermeiden</text:p>
          </table:table-cell>
          <table:table-cell table:style-name="Tabelle6.B2" office:value-type="string">
            <text:p text:style-name="Table_20_Contents"><text:s/>Es sind präventive Maßnahmen wie Technologiewechsel zu planen und sofort zu starten.</text:p>
          </table:table-cell>
        </table:table-row>
        <table:table-row>
          <table:table-cell table:style-name="Tabelle6.A2" office:value-type="string">
            <text:p text:style-name="Table_20_Contents">Risiko lindern oder minimieren</text:p>
          </table:table-cell>
          <table:table-cell table:style-name="Tabelle6.B2" office:value-type="string">
            <text:p text:style-name="Table_20_Contents"><text:s/>Es sind situationsabhängige Maßnahmen, wie Ausweichpläne, zu definieren. Dazu sind Trigger, zum Beispiel Terminverzug oder Mehrkosten, festzulegen, bei deren Eintreten mit der Durchführung der Maßnahmen zu beginnen ist.</text:p>
          </table:table-cell>
        </table:table-row>
        <table:table-row>
          <table:table-cell table:style-name="Tabelle6.A2" office:value-type="string">
            <text:p text:style-name="Table_20_Contents">Risiko akzeptieren</text:p>
          </table:table-cell>
          <table:table-cell table:style-name="Tabelle6.B2" office:value-type="string">
            <text:p text:style-name="Table_20_Contents"><text:s/>In diesem Fall sind bewusst keine Maßnahmen zu planen und bei Eintritt die Folgen des Risikos zu tragen. Dies ist zum Beispiel dann sinnvoll, wenn der Aufwand für die Gegenmaßnahmen die verbleibende Schadenshöhe übersteigt</text:p>
          </table:table-cell>
        </table:table-row>
      </table:table>
      <text:p text:style-name="Standard"/>
      <text:p text:style-name="Standard"/>
      <text:h text:style-name="P9" text:outline-level="1">Organisation und Vorgaben zum Problem- und Änderungsmanagement</text:h>
      <text:h text:style-name="Heading_20_2" text:outline-level="2">Problem und Änderungsmeldungen</text:h>
      <text:p text:style-name="Standard">Hier erfolgt die Festlegung, ob, wann und welche Problemmeldungen und Änderungsanträge erstellt werden müssen, nach welchen Methoden, Richtlinien und Standards diese zu bearbeiten sind und mit welchen Werkzeugen beziehungsweise Bestandteilen der Projektmanagement-Infrastruktur sie weiterverarbeitet werden.</text:p>
      <text:h text:style-name="Heading_20_3" text:outline-level="3">Stati von Problemmeldungen und Änderungsanträgen</text:h>
      <text:p text:style-name="Standard">Die folgenden Stati von Problemmeldungen und Änderungsanträgen sind vorgesehen: </text:p>
      <text:list text:style-name="L4">
        <text:list-item>
          <text:p text:style-name="P13">erstellt</text:p>
        </text:list-item>
      </text:list>
      <text:list text:style-name="L5">
        <text:list-item>
          <text:p text:style-name="P14">genehmigt</text:p>
        </text:list-item>
        <text:list-item>
          <text:p text:style-name="P14">abgelehnt </text:p>
        </text:list-item>
      </text:list>
      <text:h text:style-name="Heading_20_2" text:outline-level="2">Änderungssteuerungsgruppe </text:h>
      <text:p text:style-name="Standard">In diesem Abschnitt wird festgelegt, welche Instanzen über Änderungen zu bechliessen haben. Das Konfliktmanagement und die Eskalationsstrategie werden hier festgelegt.</text:p>
      <text:p text:style-name="Standard">Für Änderungen wird ein eindeutiger Verfahrensweg festgelegt.</text:p>
      <text:h text:style-name="Heading_20_3" text:outline-level="3">Besetzung der Änderungssteuerungsgruppe</text:h>
      <text:p text:style-name="Standard"/>
      <text:p text:style-name="Standard"/>
      <text:h text:style-name="Heading_20_3" text:outline-level="3">Benachrichtigung bei Änderungen</text:h>
      <text:p text:style-name="Standard">Änderungen werden in Change Requests (Änderungsanforderungen) dokumentiert. Die Annahme einer Änderung wird durch die <text:s/>Änderungssteuerungsgruppe oder einem delegierten Verantwortlichen vorgenommen.</text:p>
      <text:p text:style-name="Standard">Zu jeder Änderung wird dokumentiert, wann sie beschlossen wurde. Dabei kann auf das zugrundeliegende Protokoll verwiesen werden. </text:p>
      <text:h text:style-name="P9" text:outline-level="1">Organisation und Vorgaben zum Konfigurationsmanagement</text:h>
      <text:p text:style-name="Standard">In diesem Thema wird das im V-Modell bereits vorgesehene Konfigurationsmanagement ausgestaltet und konkretisiert. Es erfolgt die Festlegung, welche Produktexemplare wann nach welchen Methoden, Richtlinien und Standards vom Konfigurationsmanagement zu verwalten sind, sowie wann und in welchen Abständen Produktkonfigurationen und Releases zu erstellen sind. Zu Anzahl und Umfang der Produktkonfigurationen sind mindestens die Vorgaben zum Konfigurationsmanagement einzuhalten.</text:p>
      <text:h text:style-name="Heading_20_2" text:outline-level="2">Ablagestruktur</text:h>
      <text:p text:style-name="Standard">Alle Produkte, die im Rahmen des Projektes erstellt werden, werden entsprechend den Vorgaben im Projekthandbuch in die Produktbibliothek eingestellt und verwaltet. Hier wird zusätzlich festgelegt, welche Dateiablagestruktur und Namenskonventionen in der Produktbibliothek einzuhalten sind, wie die Produkte im Konfigurationsmanagement eindeutig zu bezeichnen sind, wie die Fortschreibung von Versionen und Releases erfolgt und welche Bearbeitungszustände ein Produktexemplar aus Sicht des Konfigurationsmanagements durchläuft. </text:p>
      <text:h text:style-name="Heading_20_2" text:outline-level="2">Zu verwaltende Produkte</text:h>
      <text:p text:style-name="Standard">Die folgende Produkte werden in der Projektbibliothek verwaltet:</text:p>
      <text:list text:style-name="L6">
        <text:list-item>
          <text:p text:style-name="P15">Projekthandbuch</text:p>
        </text:list-item>
        <text:list-item>
          <text:p text:style-name="P15">Projektplan</text:p>
        </text:list-item>
        <text:list-item>
          <text:p text:style-name="P15">Spezifikationen</text:p>
        </text:list-item>
        <text:list-item>
          <text:p text:style-name="P15">Protokolle</text:p>
        </text:list-item>
        <text:list-item>
          <text:p text:style-name="P15">Berichte</text:p>
        </text:list-item>
        <text:list-item>
          <text:p text:style-name="P15">Änderungsanforderungen</text:p>
        </text:list-item>
        <text:list-item>
          <text:p text:style-name="P15">Quellcodes</text:p>
        </text:list-item>
        <text:list-item>
          <text:p text:style-name="P15">Meilenstein Builds</text:p>
        </text:list-item>
      </text:list>
      <text:p text:style-name="Standard"/>
      <text:h text:style-name="Heading_20_2" text:outline-level="2">Bearbeitungszustände</text:h>
      <text:p text:style-name="Standard">Die Bearbeitungszustände müssen mindestens die folgenden definierten Zustände umfassen.</text:p>
      <text:list text:style-name="L7">
        <text:list-item>
          <text:p text:style-name="P16">In Bearbeitung</text:p>
        </text:list-item>
        <text:list-item>
          <text:p text:style-name="P16">Vorgelegt</text:p>
        </text:list-item>
        <text:list-item>
          <text:p text:style-name="P16">Abgeschlossen</text:p>
        </text:list-item>
      </text:list>
      <text:h text:style-name="Heading_20_2" text:outline-level="2">Datensicherung und Archivierung</text:h>
      <text:p text:style-name="Standard">Das Projektverzeichnis wird während der Projektlaufzeit vom AN fortlaufend versionssicher gepflegt. Mit Abschluss des Projektes wird eine Kopie des Projektverzeichnisses an den Auftraggeber übergeben.</text:p>
      <text:p text:style-name="Standard"/>
      <text:h text:style-name="P9" text:outline-level="1">Organisation und Vorgaben zu Messung und Analyse</text:h>
      <text:h text:style-name="Heading_20_2" text:outline-level="2">Zu <text:span text:style-name="T1">messende</text:span> Projektziele</text:h>
      <text:p text:style-name="Standard">In diesem Abschnitt ist festgelegt, welche Metriken zum Einsatz kommen sollen, und mit welchen Werkzeuge sie ermittelt und berichtet werden. Die Metriken werden dabei den Projektzielen zugeordnet. Damit ist eine quantitative oder qualitative Verfolgung dieser Ziele möglich. Unterschieden wird dabei zwischen Projektmetriken und Produktmetriken. Projektmetriken beziehen sich auf die Projektdurchführung, Produktmetriken auf die Projektergebnisse</text:p>
      <text:h text:style-name="Heading_20_2" text:outline-level="2">Projektmetriken</text:h>
      <text:h text:style-name="Heading_20_3" text:outline-level="3">Zeitmetriken</text:h>
      <text:h text:style-name="Heading_20_4" text:outline-level="4">Meilenstein-PLAN vs. IST</text:h>
      <text:p text:style-name="Standard">Es wird wöchentlich vom PM kontrolliert, ob die Soll und die Ist_Planung noch übereinstimmen. Bei einer Abweichung von über 10% wird dieser zur Projektleitung</text:p>
      <text:p text:style-name="Standard">eskaliert</text:p>
      <text:h text:style-name="Heading_20_2" text:outline-level="2">Produktmetriken</text:h>
      <text:h text:style-name="Heading_20_3" text:outline-level="3">Qualitätsmetriken</text:h>
      <text:h text:style-name="Heading_20_4" text:outline-level="4">WAIS Konformität</text:h>
      <text:p text:style-name="Standard">Es wird geprüft ob die Anwendungoberflächen behindertengerecht sind. Hierfür kommen entsprechende Prüfwerkzeuge, die die WAIS Konformität prüfen zum Einsatz.</text:p>
      <text:h text:style-name="Heading_20_3" text:outline-level="3">JAVA Code Konventionen</text:h>
      <text:p text:style-name="Standard">Als Grundlage der Codemetriken werden die in <text:a xlink:type="simple" xlink:href="http://java.sun.com/docs/codeconv/">http://java.sun.com/docs/codeconv/</text:a> beschriebenen JAVA Code Conventions als Referenz verwendet.</text:p>
      <text:p text:style-name="Standard"/>
      <text:h text:style-name="Heading_20_3" text:outline-level="3">JSP Code Konventionen</text:h>
      <text:p text:style-name="Standard">Als Grundlage der Codemetriken werden die in <text:a xlink:type="simple" xlink:href="http://java.sun.com/docs/codeconv/">http://java.sun.com/developer/technicalArticles/javaserverpages/code_convention/</text:a> beschriebenen JSP Code Conventions als Referenz verwendet.</text:p>
      <text:p text:style-name="Standard"/>
      <text:h text:style-name="Heading_20_3" text:outline-level="3">Performance</text:h>
      <text:p text:style-name="Standard">Das Erreichen der in der Spezifikation vorgegebenen Performancewerte wird mit den in den Messwerkzeugen beschriebenen Werkzeugen überprüft.</text:p>
      <text:h text:style-name="Heading_20_3" text:outline-level="3">Lastverhalten</text:h>
      <text:p text:style-name="Standard">Das Erreichen der in der Spezifikation vorgegebenen Parameter zum Lastverhalten  wird mit den in den Messwerkzeugen beschriebenen Werkzeugen überprüft.</text:p>
      <text:p text:style-name="Standard"/>
      <text:h text:style-name="Heading_20_3" text:outline-level="3">Anwenderzufriedenheit</text:h>
      <text:h text:style-name="Heading_20_2" text:outline-level="2">Messdatentypen</text:h>
      <text:p text:style-name="Standard"/>
      <table:table table:name="Tabelle3" table:style-name="Tabelle3">
        <table:table-column table:style-name="Tabelle3.A" table:number-columns-repeated="5"/>
        <table:table-column table:style-name="Tabelle3.F"/>
        <table:table-header-rows>
          <table:table-row>
            <table:table-cell table:style-name="Tabelle3.A1" office:value-type="string">
              <text:p text:style-name="Table_20_Heading">Name</text:p>
            </table:table-cell>
            <table:table-cell table:style-name="Tabelle3.A1" office:value-type="string">
              <text:p text:style-name="Table_20_Heading">textliche Beschreibung</text:p>
            </table:table-cell>
            <table:table-cell table:style-name="Tabelle3.A1" office:value-type="string">
              <text:p text:style-name="Table_20_Heading">Mess-zeitpunkte</text:p>
            </table:table-cell>
            <table:table-cell table:style-name="Tabelle3.A1" office:value-type="string">
              <text:p text:style-name="Table_20_Heading">Daten- <text:s/>quelle</text:p>
            </table:table-cell>
            <table:table-cell table:style-name="Tabelle3.A1" office:value-type="string">
              <text:p text:style-name="Table_20_Heading">Format</text:p>
            </table:table-cell>
            <table:table-cell table:style-name="Tabelle3.F1" office:value-type="string">
              <text:p text:style-name="Table_20_Heading">Verant-wortlich</text:p>
            </table:table-cell>
          </table:table-row>
        </table:table-header-rows>
        <table:table-row>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F2" office:value-type="string">
            <text:p text:style-name="Table_20_Contents"/>
          </table:table-cell>
        </table:table-row>
      </table:table>
      <text:p text:style-name="Standard"/>
      <text:h text:style-name="Heading_20_2" text:outline-level="2">Messwerkzeuge</text:h>
      <text:h text:style-name="Heading_20_3" text:outline-level="3">Jmeter</text:h>
      <text:p text:style-name="Standard">Für Performance und Lastmessungen wird JMeter (<text:a xlink:type="simple" xlink:href="http://jakarta.apache.org/jmeter/">http://jakarta.apache.org/jmeter/</text:a>) eingesetzt</text:p>
      <text:h text:style-name="Heading_20_3" text:outline-level="3">CodeStyle</text:h>
      <text:p text:style-name="Standard">Java Quellcodes werden mit dem Werkzeug CodeStyle überprüft.</text:p>
      <text:h text:style-name="Heading_20_3" text:outline-level="3">Junit</text:h>
      <text:p text:style-name="Standard">Für automatisierte Tests von Softwareeinheiten wird Junit eingesetzt (<text:a xlink:type="simple" xlink:href="http://www.junit.org/index.htm">http://www.junit.org/index.htm</text:a>). </text:p>
      <text:h text:style-name="Heading_20_2" text:outline-level="2">Ablagestruktur der Messdaten</text:h>
      <text:p text:style-name="Standard">Die Messdaten werden im Verzeichnis QM/Berichte/[Metrik-Name] abgelegt.</text:p>
      <text:p text:style-name="Standard"/>
      <text:h text:style-name="P9" text:outline-level="1">Organisation und Vorgaben zum Anforderungsmanagement</text:h>
      <text:p text:style-name="Standard">In diesem Thema wird das im V-Modell bereits vorgesehene Vorgehen zum Anforderungsmanagement ausgestaltet und konkretisiert. Es erfolgt die Festlegung, wann und welche Produkte für das Anforderungsmanagement zu verwenden sind, nach welchen Methoden, Richtlinien und Standards diese zu erstellen sind und mit welchen Werkzeugen beziehungsweise Bestandteilen der Projektmanagement-Infrastruktur sie zu bearbeiten sind.</text:p>
      <text:h text:style-name="Heading_20_2" text:outline-level="2">Evaluation und Überarbeitung Lastenheft</text:h>
      <text:p text:style-name="Standard">Die Anforderungen des Lastenhefts sind zu evaluieren und ggf. im Pflichtenheft zu überarbeiten, zu präzisieren und um weitere erforderliche, firmenspezifische Anforderungen zu ergänzen. Das Ergebnisdokument der Überarbeitung ist das Pflichtenheft (Feinspezifikation).</text:p>
      <text:h text:style-name="Heading_20_2" text:outline-level="2">Gesamtsystemarchitektur erstellen</text:h>
      <text:p text:style-name="Standard">Die Gesamtsystemarchitektur repräsentiert die Sichtweise des Anwenders. Das heißt, es ist eine funktionale Systemarchitektur mit Einbettung in die funktionalen Abläufe von Nachbarsystemen zu erstellen. Das reine Aufstellen von Anwenderanforderungen ohne Überlegungen zu möglichen Lösungsräumen birgt die große Gefahr, unrealistische Anwenderanforderungen zu definieren. Für die Einordnung, Systematisierung, Kategorisierung und auch Priorisierung von Anwenderanforderungen ist die Gesamtsystemarchitektur als <text:s/>Koordinierungsrahmen hilfreich, um die Visualisierung der Anwenderanforderungen zu erleichtern.</text:p>
      <text:p text:style-name="Standard"/>
      <text:h text:style-name="Heading_20_2" text:outline-level="2">Anwenderaufgaben analysieren</text:h>
      <text:h text:style-name="Heading_20_3" text:outline-level="3">Anwenderprofile erstellen</text:h>
      <text:p text:style-name="Standard">Bei der Erstellung der Anwenderprofilanalyse sind die Eigenschaften der späteren Anwender des Systems zu erfassen und festzuhalten. Abhängig von diesen Analyseergebnissen sind softwareergonomische Gütekriterien zu formulieren und für jede Eigenschaft der Anwender zu gewichten. Aus den gewichteten Gütekriterien lässt sich die Benutzungsfreundlichkeit für die jeweiligen Eigenschaften optimieren.</text:p>
      <text:p text:style-name="Standard"/>
      <text:p text:style-name="Standard">Zur Ermittlung der Anwendereigenschaften kann beispielsweise überprüft werden,</text:p>
      <text:p text:style-name="Standard">ob es sich bei dem zu entwickelnden System bezüglich der notwendigen Fachkenntnisse um einen Laien- oder einen Expertenarbeitsplatz handelt,</text:p>
      <text:p text:style-name="Standard">ob die Anwender erfahrene oder unerfahrene Computerbenutzer sind und</text:p>
      <text:p text:style-name="Standard">ob sie ständig, das heißt mehrere Stunden täglich, oder nur sporadisch, also einmal wöchentlich, am System arbeiten.</text:p>
      <text:h text:style-name="Heading_20_3" text:outline-level="3">Anwenderaufgaben erfassen</text:h>
      <text:p text:style-name="Standard">Der Ergonomieverantwortliche sollte von Beginn ab an der Gesamtsystemanalyse beteiligt werden, damit die Interaktionen des Benutzers mit dem Dialogsystem sinnvoll gestaltet werden können.</text:p>
      <text:h text:style-name="Heading_20_4" text:outline-level="4">Grafische Visualisierung der Systemfunktionalität</text:h>
      <text:p text:style-name="Standard">Zunächst sind die Wünsche und Ideen der Benutzer zu ermitteln und die Systemfunktionalität sollte grafisch visualisiert werden.</text:p>
      <text:h text:style-name="Heading_20_4" text:outline-level="4">Definition grundlegender Gestaltungsziele</text:h>
      <text:p text:style-name="Standard">Aus den Geschäfts- und Einsatzzielen des zu entwickelnden Systems sind grundlegende Gestaltungsziele in Bezug auf die Aufgabenangemessenheit und Handhabbarkeit der neuen Benutzungsschnittstellen abzuleiten. </text:p>
      <text:h text:style-name="Heading_20_4" text:outline-level="4">Use Cases</text:h>
      <text:p text:style-name="Standard">Die Funktionsweise des Gesamtsystems kann <text:s/>auf der Basis von Use Cases dokumentiert werden und die zentralen Betriebsabläufe in Form einfacher Ablaufdiagramme modelliert und dargestellt werden. Durch Markierung aller Stellen in den Systembeschreibungen, an denen der Benutzer mit dem System interagiert, können die Dialoge und Aufgaben, die das System unterstützen soll, abgeleitet werden.</text:p>
      <text:h text:style-name="Heading_20_4" text:outline-level="4">Verfeinerung </text:h>
      <text:p text:style-name="Standard">Zur Verfeinerung sind Kontextfragen zu entwickeln. Für jeden vorher im Analyseprozess identifizierten Dialog oder jede Aufgabe sind gemeinsam mit den Benutzern die jeweils definierten Kontextfragen vollständig zu beantworten und schriftlich zu dokumentieren. Folgende Fragen sollten beispielsweise gestellt werden:</text:p>
      <text:list text:style-name="L8">
        <text:list-item>
          <text:p text:style-name="P17">Wann wird die Aufgabe durchgeführt (Auslöser, Vorbedingung)?</text:p>
        </text:list-item>
        <text:list-item>
          <text:p text:style-name="P17">Von Wem wird die Aufgabe durchgeführt?</text:p>
        </text:list-item>
        <text:list-item>
          <text:p text:style-name="P17">Warum wird die Aufgabe durchgeführt (Handlungsziel, Nachbedingung)?</text:p>
        </text:list-item>
        <text:list-item>
          <text:p text:style-name="P17">Wie oft wird die Aufgabe durchgeführt?</text:p>
        </text:list-item>
        <text:list-item>
          <text:p text:style-name="P17">Was ist bei der Durchführung im Einzelnen zu tun?</text:p>
        </text:list-item>
        <text:list-item>
          <text:p text:style-name="P17">Welche zusätzlichen Mittel werden benötigt?</text:p>
        </text:list-item>
        <text:list-item>
          <text:p text:style-name="P17">Welche Ausnahmefälle/Sonderfälle zur normalen Vorgehensweise gibt es?</text:p>
        </text:list-item>
        <text:list-item>
          <text:p text:style-name="P17">Wie sehen erste Gestaltungsideen aus?</text:p>
        </text:list-item>
        <text:list-item>
          <text:p text:style-name="P17">Welche Wünsche/Anregungen sind aus Sicht der Benutzer bei der Dialoggestaltung zu berücksichtigen?</text:p>
        </text:list-item>
      </text:list>
      <text:p text:style-name="Standard"/>
      <text:h text:style-name="Heading_20_4" text:outline-level="4">Beschreibung der Dialoge</text:h>
      <text:p text:style-name="Standard">Die Beschreibung aller Dialoge und Aufgaben im Detail ist die entscheidende Basis für den Entwurf und die Realisierung der Benutzungsoberflächen. Die Dialoge sollten zuvor strukturiert und in Gruppen zusammengehöriger Interaktionen zusammengefasst werden. Somit lassen sich Dialoge hierarchisch aufbereiten.</text:p>
      <text:p text:style-name="Standard"/>
      <text:p text:style-name="Standard"/>
      <text:h text:style-name="P9" text:outline-level="1">Organisation und Vorgaben zur Systemerstellung</text:h>
      <text:p text:style-name="Standard"/>
      <text:h text:style-name="Heading_20_2" text:outline-level="2"><text:bookmark-start text:name="8-1-TODO-Entwicklungsmethoden"/>Entwicklungsmethoden<text:bookmark-end text:name="8-1-TODO-Entwicklungsmethoden"/></text:h>
      <text:p text:style-name="Standard"/>
      <text:h text:style-name="Heading_20_2" text:outline-level="2"><text:bookmark-start text:name="8-2-TODO-Entwicklungsumgebung"/>Entwicklungsumgebung<text:bookmark-end text:name="8-2-TODO-Entwicklungsumgebung"/></text:h>
      <text:p text:style-name="Standard"/>
      <text:h text:style-name="Heading_20_2" text:outline-level="2"><text:bookmark-start text:name="8-3-TODO-Technologien"/>Technologien<text:bookmark-end text:name="8-3-TODO-Technologien"/></text:h>
      <text:p text:style-name="Standard"/>
      <text:p text:style-name="Standard"/>
      <text:p text:style-name="Standard"/>
      <text:h text:style-name="P9" text:outline-level="1">Organisation und Vorgaben zur Systemsicherheit</text:h>
      <text:h text:style-name="Heading_20_2" text:outline-level="2">Handlungsvorgaben bei Systemsicherheitsrisiken</text:h>
      <text:p text:style-name="Standard">Handlungsvorgaben beim Auftreten nicht akzeptabler Systemsicherheitsrisiken,</text:p>
      <text:p text:style-name="Standard"/>
      <text:h text:style-name="Heading_20_2" text:outline-level="2">Risikomindernde Maßnahmen</text:h>
      <text:p text:style-name="Standard">Die risikomindernden Maßnahmen werden in der Systemsicherheitsstufen-Maßnahmen-Matrix festgelegt. In dieser Matrix werden in Abhängigkeit von der Sicherheitsstufe geeignete Zusatzmaßnahmen hinsichtlich der Konstruktion und Prüfung festgelegt. Für die Auswahl dieser Maßnahmen kann auf existierende Sicherheitstandards wie z.B. DIN EN IEC 61508 zurückgegriffen werden. Aus diesen vorgeschlagenen Maßnahmen ist hier eine projektspezifische Auswahl zu treffen.</text:p>
      <text:h text:style-name="Heading_20_2" text:outline-level="2">Risiko Kommunikation</text:h>
      <text:p text:style-name="Standard">Informationsstrategie bei Systemsicherheitsrisiken </text:p>
      <text:p text:style-name="Standard">Konfliktmanagement und die Eskalationsstrategie</text:p>
      <text:p text:style-name="Standard"/>
      <text:p text:style-name="Standard"/>
      <text:h text:style-name="P9" text:outline-level="1">Berichtswesen und Kommunikationswege</text:h>
      <text:p text:style-name="Standard">In den vorhergehenden Themen wurden die Organisation und Vorgaben für die unterschiedlichen Aufgaben der Planung und Durchführung von Projekten festgelegt. In diesem Abschnitt wird ein Überblick über das dabei festgelegte Berichtswesen und die Kommunikationswege dargestellt. Dies beinhaltet beispielsweise die getroffenen Festlegungen, wer wann welche Informationen in welcher Form an wen zu liefern hat.</text:p>
      <text:h text:style-name="Heading_20_2" text:outline-level="2">Berichtsdokumente</text:h>
      <text:p text:style-name="Standard">Für alle Berichtsdokumente wird in der Projektbibliothek im Vorlagenverzeichnis eine entsprechende Vorlage bereitgestellt. Im folgenden werden die Berichtsdokumente kurz dargestellt.</text:p>
      <text:h text:style-name="Heading_20_3" text:outline-level="3">Besprechungsdokument</text:h>
      <text:p text:style-name="Standard">Das Besprechungsdokument dient der Protokollierung von Besprechnungen. Es wird im Verzeichnis „Protokolle“ der Projektbibliothek archiviert. Im Namen des Protokolls wird dabei das Protokolldatum im Format yyyy-mm-tt-Protokollname codiert.</text:p>
      <text:h text:style-name="Heading_20_3" text:outline-level="3">Projektstatusbericht-AN</text:h>
      <text:p text:style-name="Standard">Der Projektstatusbericht enthält Aussagen zum aktuellen Fertigungsstand, zur Stabilität und Qualität der Projektergebnisse, zur Risikoeinschätzung und zur Abweichung von der ursprünglichen Planung. zur Beurteilung des Projektfortschritts. </text:p>
      <text:p text:style-name="Standard">Verantwortlich für den Projektstatusbericht-AN ist der Verantwortliche des AN. </text:p>
      <text:p text:style-name="Standard">Der Projektstatusbericht enthält die Abschnitte </text:p>
      <text:list text:style-name="L9">
        <text:list-item>
          <text:p text:style-name="P18">Managementübersicht</text:p>
        </text:list-item>
        <text:list-item>
          <text:p text:style-name="P18">Projektergebnisse</text:p>
        </text:list-item>
        <text:list-item>
          <text:p text:style-name="P18">Problem- und Änderungsstatistik</text:p>
        </text:list-item>
        <text:list-item>
          <text:p text:style-name="P18">Qualitätsbewertung</text:p>
        </text:list-item>
        <text:list-item>
          <text:p text:style-name="P18">Aktuelle Risiken und Risikomaßnahmen</text:p>
        </text:list-item>
        <text:list-item>
          <text:p text:style-name="P18">Planungsabweichungen</text:p>
        </text:list-item>
        <text:list-item>
          <text:p text:style-name="P18">Planung für den nächsten Berichtszeitraum</text:p>
        </text:list-item>
      </text:list>
      <text:h text:style-name="Heading_20_4" text:outline-level="4">Häufigkeit des Projektstatusberichtes</text:h>
      <text:p text:style-name="Standard">Der Projektstatusbericht wird dem Auftraggeber vom Auftragnehmer alle 4 Wochen zur Verfügung gestellt. Er enthält eine Management Summary und eine Detailbeschreibung des Projektstatus.</text:p>
      <text:h text:style-name="Heading_20_4" text:outline-level="4">Verteiler des Projektstatusberichtes</text:h>
      <text:p text:style-name="Standard"><text:bookmark-start text:name="9-1-TODO-Status-Bericht-Verteiler"/>Der Projektstatusbericht wird an den im folgenden beschriebenen Verteiler versandt.<text:bookmark-end text:name="9-1-TODO-Status-Bericht-Verteiler"/></text:p>
      <text:h text:style-name="Heading_20_3" text:outline-level="3">QS-Bericht </text:h>
      <text:p text:style-name="Standard">Der QS-Bericht ist das zentrale Dokument zur Beurteilung der Produktqualität. Er enthält Aussagen über den Umfang der durchgeführten Prüfungen, die dabei aufgetretenen Qualitätsprobleme und die Maßnahmen zur Behebung der Qualitätsprobleme. Verantwortlich für den QS-Bericht ist der QS-Verantwortliche. <text:s/></text:p>
      <text:p text:style-name="Standard"/>
      <text:p text:style-name="Marginalia"><text:bookmark-start text:name="9-2-TODO-QS-Bericht"/>Falls Anzahl, Häufigkeit und Verteiler des QS-Berichts nicht explizit in den Vorgaben eines QS-Handbuchs festgelegt sind, kann der QS-Bericht in den Projektstatusbericht integriert werden. <text:bookmark-end text:name="9-2-TODO-QS-Bericht"/></text:p>
      <text:p text:style-name="Standard"/>
      <text:h text:style-name="P9" text:outline-level="1">Abkürzungsverzeichnis</text:h>
      <table:table table:name="Tabelle1" table:style-name="Tabelle1">
        <table:table-column table:style-name="Tabelle1.A"/>
        <table:table-column table:style-name="Tabelle1.B"/>
        <table:table-header-rows>
          <table:table-row>
            <table:table-cell table:style-name="Tabelle1.A1" office:value-type="string">
              <text:p text:style-name="Table_20_Heading">Abkürzung</text:p>
            </table:table-cell>
            <table:table-cell table:style-name="Tabelle1.B1" office:value-type="string">
              <text:p text:style-name="Table_20_Heading">Erklärung</text:p>
            </table:table-cell>
          </table:table-row>
        </table:table-header-rows>
        <table:table-row>
          <table:table-cell table:style-name="Tabelle1.A2" office:value-type="string">
            <text:p text:style-name="Table_20_Contents"/>
          </table:table-cell>
          <table:table-cell table:style-name="Tabelle1.B2" office:value-type="string">
            <text:p text:style-name="Table_20_Contents"/>
          </table:table-cell>
        </table:table-row>
      </table:table>
      <text:h text:style-name="Heading_20_1" text:outline-level="1">Literaturverzeichnis</text:h>
      <table:table table:name="Tabelle2" table:style-name="Tabelle2">
        <table:table-column table:style-name="Tabelle2.A"/>
        <table:table-column table:style-name="Tabelle2.B"/>
        <table:table-header-rows>
          <table:table-row>
            <table:table-cell table:style-name="Tabelle2.A1" office:value-type="string">
              <text:p text:style-name="Table_20_Heading">Kürzel</text:p>
            </table:table-cell>
            <table:table-cell table:style-name="Tabelle2.B1" office:value-type="string">
              <text:p text:style-name="Table_20_Heading">Erklärung</text:p>
            </table:table-cell>
          </table:table-row>
        </table:table-header-rows>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Standard"/>
      <text:h text:style-name="Heading_20_1" text:outline-level="1">Abbildungsverzeichni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Bitstream Vera Serif" fo:font-size="11pt" style:font-weight-complex="normal"/>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fo:background-color="#c0c0c0">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Heading" style:next-style-name="Standard" style:class="text" style:default-outline-level="1">
      <style:paragraph-properties text:number-lines="false" text:line-number="0"/>
      <style:text-properties style:font-name="Bitstream Vera Serif1" fo:font-size="16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text:number-lines="false" text:line-number="0"/>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erif1"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erif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style:font-name="Bitstream Vera Serif1" fo:font-size="85%" fo:font-weight="bold" style:font-size-asian="85%" style:font-weight-asian="bold" style:font-size-complex="85%" style:font-weight-complex="bold"/>
    </style:style>
    <style:style style:name="List" style:family="paragraph" style:parent-style-name="Text_20_body" style:class="list">
      <style:text-properties style:font-name="Helvetica"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Helvetica"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itstream Vera Seri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Bitstream Vera Serif"/>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erif"/>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Bitstream Vera Serif"/>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Bitstream Vera Serif"/>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Bitstream Vera Serif"/>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Bitstream Vera Serif"/>
    </style:style>
    <style:style style:name="Title" style:family="paragraph" style:parent-style-name="Heading" style:next-style-name="Subtitle" style:class="chapter">
      <style:paragraph-properties fo:text-align="center" style:justify-single-word="false"/>
      <style:text-properties style:font-name="Bitstream Vera Serif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Bitstream Vera Serif" fo:font-size="14pt" fo:font-style="normal" style:font-size-asian="14pt" style:font-style-asian="italic" style:font-size-complex="14pt" style:font-style-complex="italic" style:font-weight-complex="normal"/>
    </style:style>
    <style:style style:name="Dokumentinfos" style:family="paragraph" style:parent-style-name="Standard" style:class="chapter">
      <style:paragraph-properties fo:margin-top="0.212cm" fo:margin-bottom="0.212cm" fo:text-align="start" style:justify-single-word="false"/>
      <style:text-properties fo:font-size="11pt" fo:language="en" fo:country="GB" style:font-size-asian="10pt" style:language-asian="none" style:country-asian="none" style:font-name-complex="Arial"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Aenderungsverzeichnis" style:family="paragraph" style:parent-style-name="Standard" style:class="chapter">
      <style:text-properties fo:font-size="16pt" fo:font-weight="bold"/>
    </style:style>
    <style:style style:name="Page_20_Number" style:display-name="Page Number" style:family="text" style:parent-style-name="WW-Absatz-Standardschriftar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fik2" text:anchor-type="paragraph" svg:x="11.254cm" svg:y="0.019cm" svg:width="5.68cm" svg:height="2.097cm" draw:z-index="25"><draw:image xlink:href="Pictures/10000200000001550000007E5B55DA86.png" xlink:type="simple" xlink:show="embed" xlink:actuate="onLoad"/></draw:frame><text:subject>Projekthandbuch</text:subject></text:p>
        <text:p text:style-name="Header"><text:title>Projektname</text:title></text:p>
        <text:p text:style-name="Header"/>
        <text:p text:style-name="Header"/>
        <text:p text:style-name="Header"/>
      </style:header>
      <style:footer>
        <text:p text:style-name="Footer">©2005 tarent GmbH <text:tab/><text:span text:style-name="Page_20_Number"><text:page-number text:select-page="current">26</text:page-number></text:span><text:span text:style-name="Page_20_Number">-</text:span><text:span text:style-name="Page_20_Number"><text:page-count style:num-format="1">26</text:page-count></text:span><text:span text:style-name="Page_20_Number"> <text:tab/></text:span>www.tarent.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Projektname</dc:title>
    <dc:subject>Projekthandbuch</dc:subject>
    <meta:initial-creator>Elmar Geese</meta:initial-creator>
    <meta:creation-date>2005-11-08T13:15:08</meta:creation-date>
    <dc:creator>Elmar Geese</dc:creator>
    <dc:date>2005-11-08T13:15:48</dc:date>
    <dc:language>de-DE</dc:language>
    <meta:editing-cycles>2</meta:editing-cycles>
    <meta:editing-duration>PT46S</meta:editing-duration>
    <meta:template xlink:type="simple" xlink:actuate="onRequest" xlink:role="template" xlink:href="../../templates/V-Modell-XT-Projekthandbuch.ott" xlink:title="Projektname" meta:date="2005-11-08T13:15:05"/>
    <meta:user-defined meta:name="Info 1"/>
    <meta:user-defined meta:name="Info 2"/>
    <meta:user-defined meta:name="Info 3"/>
    <meta:user-defined meta:name="Info 4"/>
    <meta:document-statistic meta:table-count="7" meta:image-count="1" meta:object-count="0" meta:page-count="26" meta:paragraph-count="339" meta:word-count="2608" meta:character-count="21888"/>
  </office:meta>
</office:document-meta>
</file>